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91cm" fo:margin-left="-0.598cm" fo:break-before="column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10.716cm"/>
    </style:style>
    <style:style style:name="Table1.D" style:family="table-column">
      <style:table-column-properties style:column-width="2.381cm"/>
    </style:style>
    <style:style style:name="Table1.E" style:family="table-column">
      <style:table-column-properties style:column-width="2.431cm"/>
    </style:style>
    <style:style style:name="Table1.A1" style:family="table-cell">
      <style:table-cell-properties style:vertical-align="middle" fo:padding="0.097cm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8" style:family="table-row">
      <style:table-row-properties style:row-height="0.75cm"/>
    </style:style>
    <style:style style:name="Table1.A8" style:family="table-cell">
      <style:table-cell-properties style:vertical-align="bottom" fo:padding="0.097cm" fo:border-left="none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9" style:family="table-cell">
      <style:table-cell-properties fo:padding="0.097cm" fo:border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725cm"/>
    </style:style>
    <style:style style:name="Table1.A1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 style:master-page-name="">
      <style:paragraph-properties fo:margin-left="-1cm" fo:margin-right="-0.9cm" fo:margin-top="0cm" fo:margin-bottom="0.152cm" style:contextual-spacing="false" fo:text-align="end" style:justify-single-word="false" fo:text-indent="0cm" style:auto-text-indent="false" style:page-number="auto"/>
      <style:text-properties style:font-name="Arial" fo:font-size="8pt" fo:font-weight="bold" officeooo:rsid="00289a6a" officeooo:paragraph-rsid="00289a6a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top="0cm" fo:margin-bottom="0.152cm" style:contextual-spacing="false" fo:text-align="center" style:justify-single-word="false"/>
      <style:text-properties style:font-name="Arial" fo:font-size="11pt" fo:font-weight="bold" officeooo:rsid="00115c3e" officeooo:paragraph-rsid="00115c3e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4847" officeooo:paragraph-rsid="00104847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officeooo:rsid="004b8404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Arial" fo:font-size="9pt" fo:font-weight="normal" officeooo:rsid="00104847" officeooo:paragraph-rsid="001c7bdd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fo:font-weight="normal" officeooo:rsid="00104847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fo:font-weight="normal" officeooo:rsid="00104847" officeooo:paragraph-rsid="00104847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normal" officeooo:rsid="00155cef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paragraph-rsid="003f3f4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19f6" officeooo:paragraph-rsid="003f3f46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4b840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3bf435" officeooo:paragraph-rsid="003f3f4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a6ac2" officeooo:paragraph-rsid="004a6ac2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8pt" fo:font-weight="bold" officeooo:rsid="00126879" officeooo:paragraph-rsid="00126879" style:font-size-asian="8pt" style:font-weight-asian="bold" style:font-size-complex="8pt" style:font-weight-complex="bold"/>
    </style:style>
    <style:style style:name="P23" style:family="paragraph" style:parent-style-name="Standard">
      <style:text-properties officeooo:rsid="00356b4b" officeooo:paragraph-rsid="00356b4b"/>
    </style:style>
    <style:style style:name="P24" style:family="paragraph" style:parent-style-name="Standard">
      <style:paragraph-properties fo:text-align="start" style:justify-single-word="false"/>
      <style:text-properties officeooo:rsid="00356b4b" officeooo:paragraph-rsid="00356b4b"/>
    </style:style>
    <style:style style:name="P25" style:family="paragraph" style:parent-style-name="Standard">
      <style:text-properties officeooo:paragraph-rsid="00356b4b"/>
    </style:style>
    <style:style style:name="P26" style:family="paragraph" style:parent-style-name="Standard">
      <style:text-properties fo:font-size="11pt" fo:font-weight="bold" officeooo:rsid="00356b4b" officeooo:paragraph-rsid="00356b4b" style:font-size-asian="11pt" style:font-weight-asian="bold" style:font-size-complex="11pt" style:font-weight-complex="bold"/>
    </style:style>
    <style:style style:name="P27" style:family="paragraph" style:parent-style-name="Header">
      <style:paragraph-properties fo:text-align="end" style:justify-single-word="false"/>
      <style:text-properties style:font-name="Arial" fo:font-size="12pt" fo:font-weight="bold" officeooo:rsid="0025b1a2" officeooo:paragraph-rsid="0020cd8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-0.9cm" fo:margin-top="0cm" fo:margin-bottom="0.152cm" style:contextual-spacing="false" fo:text-align="center" style:justify-single-word="false" fo:text-indent="0cm" style:auto-text-indent="false"/>
      <style:text-properties style:font-name="Arial" fo:font-size="8pt" officeooo:paragraph-rsid="0033a834" style:font-size-asian="8pt" style:font-size-complex="8pt"/>
    </style:style>
    <style:style style:name="P29" style:family="paragraph" style:parent-style-name="Header">
      <style:paragraph-properties fo:margin-left="-1cm" fo:margin-right="-0.9cm" fo:margin-top="0cm" fo:margin-bottom="0.152cm" style:contextual-spacing="false" fo:text-align="center" style:justify-single-word="false" fo:text-indent="0cm" style:auto-text-indent="false"/>
      <style:text-properties style:font-name="Arial" fo:font-size="13pt" fo:font-weight="bold" officeooo:rsid="00adcd69" officeooo:paragraph-rsid="0053fd8b" style:font-size-asian="13pt" style:font-weight-asian="bold" style:font-name-complex="Arial" style:font-size-complex="13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7pt" fo:font-weight="bold" officeooo:rsid="002cb3df" style:font-size-asian="7pt" style:font-weight-asian="bold" style:font-name-complex="Arial" style:font-size-complex="7pt" style:font-weight-complex="bold"/>
    </style:style>
    <style:style style:name="T4" style:family="text">
      <style:text-properties officeooo:rsid="00104847"/>
    </style:style>
    <style:style style:name="T5" style:family="text">
      <style:text-properties style:font-name="arial" fo:font-size="9pt" officeooo:rsid="00e68346" style:font-size-asian="9pt" style:font-size-complex="9pt"/>
    </style:style>
    <style:style style:name="T6" style:family="text">
      <style:text-properties style:font-name="arial" fo:font-size="9pt" fo:font-weight="normal" officeooo:rsid="00e68346" style:font-size-asian="9pt" style:font-weight-asian="normal" style:font-size-complex="9pt" style:font-weight-complex="normal"/>
    </style:style>
    <style:style style:name="T7" style:family="text">
      <style:text-properties fo:font-weight="normal" officeooo:rsid="00289a6a" style:font-weight-asian="normal" style:font-name-complex="Arial" style:font-weight-complex="normal"/>
    </style:style>
    <style:style style:name="T8" style:family="text">
      <style:text-properties officeooo:rsid="0051ae63"/>
    </style:style>
    <style:style style:name="T9" style:family="text">
      <style:text-properties fo:font-size="18pt" style:font-size-asian="18pt" style:font-size-complex="18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6"/>
            </table:table-cell>
            <table:table-cell table:style-name="Table1.A1" table:number-columns-spanned="3" office:value-type="string">
              <text:p text:style-name="P27"><text:span text:style-name="T5">Page </text:span><text:span text:style-name="T6"><text:page-number style:num-format="1" text:select-page="current">1</text:page-number></text:span><text:span text:style-name="T5"> of </text:span><text:span text:style-name="T6"><text:page-count style:num-format="1">1</text:page-count></text:span></text:p>
            </table:table-cell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">Sr. No</text:p>
            </table:table-cell>
            <table:table-cell table:style-name="Table1.A2" office:value-type="string">
              <text:p text:style-name="P6">Date</text:p>
            </table:table-cell>
            <table:table-cell table:style-name="Table1.A2" office:value-type="string">
              <text:p text:style-name="P5"><text:span text:style-name="T4">Size</text:span> </text:p>
            </table:table-cell>
            <table:table-cell table:style-name="Table1.A2" office:value-type="string">
              <text:p text:style-name="P6">Qty</text:p>
            </table:table-cell>
            <table:table-cell table:style-name="Table1.E2" office:value-type="string">
              <text:p text:style-name="P6">Value</text:p>
            </table:table-cell>
          </table:table-row>
        </table:table-header-rows>
        <table:table-row>
          <table:table-cell table:style-name="Table1.A3" office:value-type="string">
            <text:p text:style-name="P8"/>
          </table:table-cell>
          <table:table-cell table:style-name="Table1.B3" table:number-columns-spanned="3" office:value-type="string">
            <text:p text:style-name="P15"><text:span text:style-name="Source_20_Text"><text:span text:style-name="T1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table-cell table:style-name="Table1.E3" office:value-type="string">
            <text:p text:style-name="P4"/>
          </table:table-cell>
        </table:table-row>
        <table:table-row>
          <table:table-cell table:style-name="Table1.A7" office:value-type="string">
            <text:p text:style-name="P8"/>
          </table:table-cell>
          <table:table-cell table:style-name="Table1.B7" table:number-columns-spanned="4" office:value-type="string">
            <text:p text:style-name="P20"><text:text-input text:description="&lt;if test=&quot;len(line['customer_name'])&gt;0&quot;&gt;">if customer information</text:text-input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8"/>
          </table:table-cell>
          <table:table-cell table:style-name="Table1.B7" table:number-columns-spanned="4" office:value-type="string">
            <text:p text:style-name="P21"><text:text-input text:description="&lt;line['customer_name']&gt;">customer 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8"/>
          </table:table-cell>
          <table:table-cell table:style-name="Table1.B7" table:number-columns-spanned="4" office:value-type="string">
            <text:p text:style-name="P19"><text:span text:style-name="Source_20_Text"><text:span text:style-name="T1"><text:text-input text:description="&lt;/if&gt;">end if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8"/>
          </table:table-cell>
          <table:table-cell table:style-name="Table1.B7" table:number-columns-spanned="4" office:value-type="string">
            <text:p text:style-name="P19"><text:text-input text:description=""/><text:text-input text:description=""/><text:span text:style-name="T8"><text:text-input text:description="&lt;if test=&quot;len(line['oa_details'])&gt;0&quot;&gt;">if oa no</text:text-input>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7"><text:text-input text:description="&lt;line['oa_details']&gt;">oa detail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8"/>
          </table:table-cell>
          <table:table-cell table:style-name="Table1.B9" table:number-columns-spanned="4" office:value-type="string">
            <text:p text:style-name="P17"><text:span text:style-name="Source_20_Text"><text:span text:style-name="T1"><text:text-input text:description="&lt;/if&gt;">end if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9"/>
          </table:table-cell>
          <table:table-cell table:style-name="Table1.B12" office:value-type="string">
            <text:p text:style-name="P16"><text:text-input text:description="&lt;if test=&quot;len(line['product'])&gt;0&quot;&gt;">if product</text:text-input></text:p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/>
          </table:table-cell>
          <table:table-cell table:style-name="Table1.E1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10"><text:text-input text:description="&lt;line['sr_no']&gt;">sr_no</text:text-input>.</text:p>
          </table:table-cell>
          <table:table-cell table:style-name="Table1.A11" office:value-type="string">
            <text:p text:style-name="P11"><text:text-input text:description="&lt;line['order_date']&gt;">order_date</text:text-input></text:p>
          </table:table-cell>
          <table:table-cell table:style-name="Table1.A11" office:value-type="string">
            <text:p text:style-name="P14"><text:text-input text:description="&lt;line['product']&gt;">product</text:text-input></text:p>
          </table:table-cell>
          <table:table-cell table:style-name="Table1.A11" office:value-type="string">
            <text:p text:style-name="P13"><text:text-input text:description="&lt;line['qty']&gt;">qty</text:text-input></text:p>
          </table:table-cell>
          <table:table-cell table:style-name="Table1.E11" office:value-type="string">
            <text:p text:style-name="P12"><text:text-input text:description="&lt;line['value']&gt;">value</text:text-input></text:p>
          </table:table-cell>
        </table:table-row>
        <table:table-row>
          <table:table-cell table:style-name="Table1.A12" office:value-type="string">
            <text:p text:style-name="P9"/>
          </table:table-cell>
          <table:table-cell table:style-name="Table1.B12" office:value-type="string">
            <text:p text:style-name="P16"><text:span text:style-name="Source_20_Text"><text:span text:style-name="T1"><text:text-input text:description="&lt;/if&gt;">end if</text:text-input></text:span></text:span></text:p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/>
          </table:table-cell>
          <table:table-cell table:style-name="Table1.E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P8"/>
          </table:table-cell>
          <table:table-cell table:style-name="Table1.B13" office:value-type="string">
            <text:p text:style-name="P8"><text:span text:style-name="Source_20_Text"><text:span text:style-name="T2"><text:text-input text:description="&lt;/for&gt;">for loop end</text:text-input></text:span></text:span></text:p>
          </table:table-cell>
          <table:table-cell table:style-name="Table1.C13" office:value-type="string">
            <text:p text:style-name="P18"/>
          </table:table-cell>
          <table:table-cell table:style-name="Table1.D13" office:value-type="string">
            <text:p text:style-name="P8"/>
          </table:table-cell>
          <table:table-cell table:style-name="Table1.E13" office:value-type="string">
            <text:p text:style-name="P8"/>
          </table:table-cell>
        </table:table-row>
        <table:table-row table:style-name="Table1.14">
          <table:table-cell table:style-name="Table1.A14" table:number-columns-spanned="5" office:value-type="string">
            <text:p text:style-name="P28"><text:span text:style-name="T7"><text:s text:c="156"/></text:span><text:span text:style-name="T3">Printed on <text:s/></text:span><text:span text:style-name="T3"><text:date style:data-style-name="N79" text:date-value="2017-01-05T17:24:26.319329431">Thursday 5 January 2017</text:date></text:span><text:span text:style-name="T3"> at </text:span><text:span text:style-name="T3"><text:time style:data-style-name="N43" text:time-value="2017-01-05T17:24:26.319633065">05:24:25 PM</text:time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5"/>
      <text:p text:style-name="P25"/>
      <text:p text:style-name="P24"/>
      <text:p text:style-name="P2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1cm" fo:margin-right="-0.9cm" fo:margin-top="0cm" fo:margin-bottom="0.152cm" style:contextual-spacing="false" fo:text-align="end" style:justify-single-word="false" fo:text-indent="0cm" style:auto-text-indent="false" style:page-number="auto"/>
      <style:text-properties style:font-name="Arial" fo:font-size="8pt" fo:font-weight="bold" officeooo:rsid="00289a6a" officeooo:paragraph-rsid="00289a6a" style:font-size-asian="8pt" style:font-weight-asian="bold" style:font-name-complex="Arial" style:font-size-complex="8pt" style:font-weight-complex="bold"/>
    </style:style>
    <style:style style:name="MP2" style:family="paragraph" style:parent-style-name="Header">
      <style:paragraph-properties fo:margin-left="-1cm" fo:margin-right="-0.9cm" fo:margin-top="0cm" fo:margin-bottom="0.152cm" style:contextual-spacing="false" fo:text-align="center" style:justify-single-word="false" fo:text-indent="0cm" style:auto-text-indent="false"/>
      <style:text-properties style:font-name="Arial" fo:font-size="13pt" fo:font-weight="bold" officeooo:rsid="00adcd69" officeooo:paragraph-rsid="0053fd8b" style:font-size-asian="13pt" style:font-weight-asian="bold" style:font-name-complex="Arial" style:font-size-complex="13pt" style:font-weight-complex="bold"/>
    </style:style>
    <style:style style:name="MP3" style:family="paragraph" style:parent-style-name="Standard">
      <style:paragraph-properties fo:margin-top="0cm" fo:margin-bottom="0.152cm" style:contextual-spacing="false" fo:text-align="center" style:justify-single-word="false"/>
      <style:text-properties style:font-name="Arial" fo:font-size="11pt" fo:font-weight="bold" officeooo:rsid="00115c3e" officeooo:paragraph-rsid="00115c3e" style:font-size-asian="11pt" style:font-weight-asian="bold" style:font-name-complex="Arial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6cm" fo:page-height="29.693cm" style:num-format="1" style:print-orientation="portrait" fo:margin-top="0.508cm" fo:margin-bottom="0.50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><text:span text:style-name="MT1"><text:text-input text:description="&lt;company_name(o)&gt;">Company Name</text:text-input></text:span> </text:p>
        <text:p text:style-name="MP3">PENDING ORDER POS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pnil </meta:initial-creator>
    <meta:creation-date>2014-04-20T17:04:41</meta:creation-date>
    <meta:generator>LibreOffice/4.2.8.2$Linux_X86_64 LibreOffice_project/420m0$Build-2</meta:generator>
    <dc:date>2017-01-05T17:24:26.187245784</dc:date>
    <meta:editing-duration>PT10H40M22S</meta:editing-duration>
    <meta:editing-cycles>76</meta:editing-cycles>
    <meta:document-statistic meta:table-count="1" meta:image-count="0" meta:object-count="0" meta:page-count="1" meta:paragraph-count="25" meta:word-count="91" meta:character-count="457" meta:non-whitespace-character-count="267"/>
  </office:meta>
</office:document-meta>
</file>